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cript script:language="JOOScript">@text:p
[#setting number_format="00.00"]</text:script></text:p>
      <text:p text:style-name="Standard">Number: ${value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irko Nasato</meta:initial-creator>
    <meta:creation-date>2006-07-20T18:34:31</meta:creation-date>
    <dc:creator>Teddy Liang</dc:creator>
    <dc:date>2009-07-04T20:15:03.72</dc:date>
    <dc:language>en-GB</dc:language>
    <meta:editing-cycles>7</meta:editing-cycles>
    <meta:editing-duration>PT00H16M17S</meta:editing-duration>
    <meta:document-statistic meta:table-count="0" meta:image-count="0" meta:object-count="0" meta:page-count="1" meta:paragraph-count="2" meta:word-count="2" meta:character-count="17"/>
    <meta:user-defined meta:name="Info 1"/>
    <meta:user-defined meta:name="Info 2"/>
    <meta:user-defined meta:name="Info 3"/>
    <meta:user-defined meta:name="Info 4"/>
  </office:meta>
</office:document-meta>
</file>